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d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單機錄影 </text:p>
      <text:p text:style-name="P1">廖俊凱錄製</text:p>
      <text:p text:style-name="P1"><text:s/>演後座談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28:57.712000000</dc:date>
    <meta:editing-duration>PT13S</meta:editing-duration>
    <meta:editing-cycles>1</meta:editing-cycles>
    <meta:document-statistic meta:table-count="0" meta:image-count="0" meta:object-count="0" meta:page-count="1" meta:paragraph-count="3" meta:word-count="13" meta:character-count="16" meta:non-whitespace-character-count="13"/>
    <meta:generator>LibreOffice/7.3.7.2$Windows_X86_64 LibreOffice_project/e114eadc50a9ff8d8c8a0567d6da8f454beeb84f</meta:generator>
  </office:meta>
</office:document-meta>
</file>